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65" draw:master-page-name="Master1-Layout1-title-Title-Slide" presentation:presentation-page-layout-name="Master1-PPL1" draw:id="Slide-256">
        <draw:frame draw:id="id63" presentation:style-name="a369" draw:name="Title 7" svg:x="0.3398in" svg:y="0.44444in" svg:width="11.3239in" svg:height="0.57195in" presentation:class="title" presentation:placeholder="false">
          <draw:text-box>
            <text:p text:style-name="a368" text:class-names="" text:cond-style-name=""><text:span text:style-name="a366" text:class-names="">Mapping techniques to services</text:span><text:span text:style-name="a367" text:class-names=""/></text:p>
          </draw:text-box>
          <svg:title/>
          <svg:desc/>
        </draw:frame>
        <draw:g draw:name="Group 33" draw:id="id64">
          <svg:title/>
          <svg:desc>Left axis of four box grid.  Axis title is The Metric.  Qualitative relates to the top half of the axis.  Quantitative relates to the bottom half of axis.</svg:desc>
          <draw:frame draw:id="id75" draw:style-name="a409" draw:name="TextBox 26" svg:x="0.32676in" svg:y="2.72546in" svg:width="1.91246in" svg:height="1.11074in">
            <draw:text-box>
              <text:p text:style-name="a403" text:class-names="" text:cond-style-name=""><text:span text:style-name="a402" text:class-names=""/></text:p>
              <text:p text:style-name="a405" text:class-names="" text:cond-style-name=""><text:span text:style-name="a404" text:class-names=""/></text:p>
              <text:p text:style-name="a408" text:class-names="" text:cond-style-name=""><text:span text:style-name="a406" text:class-names="">The Metric</text:span><text:span text:style-name="a407" text:class-names=""/></text:p>
            </draw:text-box>
            <svg:title/>
            <svg:desc/>
          </draw:frame>
          <draw:frame draw:id="id76" draw:style-name="a418" draw:name="TextBox 22" svg:x="0.3398in" svg:y="1.02687in" svg:width="1.89942in" svg:height="0.80781in">
            <draw:text-box>
              <text:p text:style-name="a411" text:class-names="" text:cond-style-name=""><text:span text:style-name="a410" text:class-names=""/></text:p>
              <text:p text:style-name="a413" text:class-names="" text:cond-style-name=""><text:span text:style-name="a412" text:class-names=""/></text:p>
              <text:p text:style-name="a417" text:class-names="" text:cond-style-name=""><text:span text:style-name="a414" text:class-names=""><text:s text:c="1"/></text:span><text:span text:style-name="a415" text:class-names="">Qualitative<text:s text:c="1"/></text:span><text:span text:style-name="a416" text:class-names=""/></text:p>
            </draw:text-box>
            <svg:title/>
            <svg:desc/>
          </draw:frame>
          <draw:frame draw:id="id77" draw:style-name="a427" draw:name="TextBox 24" svg:x="0.29913in" svg:y="5.2749in" svg:width="1.9401in" svg:height="0.80781in">
            <draw:text-box>
              <text:p text:style-name="a420" text:class-names="" text:cond-style-name=""><text:span text:style-name="a419" text:class-names=""/></text:p>
              <text:p text:style-name="a422" text:class-names="" text:cond-style-name=""><text:span text:style-name="a421" text:class-names=""/></text:p>
              <text:p text:style-name="a426" text:class-names="" text:cond-style-name=""><text:span text:style-name="a423" text:class-names=""><text:s text:c="1"/></text:span><text:span text:style-name="a424" text:class-names="">Quantitative<text:s text:c="1"/></text:span><text:span text:style-name="a425" text:class-names=""/></text:p>
            </draw:text-box>
            <svg:title/>
            <svg:desc/>
          </draw:frame>
        </draw:g>
        <draw:g draw:name="Group 34" draw:id="id65">
          <svg:title/>
          <svg:desc>Bottom or X  axis of four box grid.  Axis title is The Focus of the Technique.  Input/Output relates to the left half of the axis.  Gain/benefit relates to the right half of the axis.</svg:desc>
          <draw:frame draw:id="id72" draw:style-name="a392" draw:name="TextBox 32" svg:x="5.04247in" svg:y="6.60364in" svg:width="4.36234in" svg:height="0.45192in">
            <draw:text-box>
              <text:p text:style-name="a391" text:class-names="" text:cond-style-name=""><text:span text:style-name="a389" text:class-names="">The Focus of the Technique</text:span><text:span text:style-name="a390" text:class-names=""/></text:p>
            </draw:text-box>
            <svg:title/>
            <svg:desc/>
          </draw:frame>
          <draw:frame draw:id="id73" draw:style-name="a397" draw:name="TextBox 28" svg:x="2.23922in" svg:y="6.56155in" svg:width="2.1962in" svg:height="0.36154in">
            <draw:text-box>
              <text:p text:style-name="a396" text:class-names="" text:cond-style-name=""><text:span text:style-name="a393" text:class-names=""><text:s text:c="1"/></text:span><text:span text:style-name="a394" text:class-names="">Input/Output</text:span><text:span text:style-name="a395" text:class-names=""/></text:p>
            </draw:text-box>
            <svg:title/>
            <svg:desc/>
          </draw:frame>
          <draw:frame draw:id="id74" draw:style-name="a401" draw:name="TextBox 30" svg:x="10.01186in" svg:y="6.48361in" svg:width="2.1962in" svg:height="0.36154in">
            <draw:text-box>
              <text:p text:style-name="a400" text:class-names="" text:cond-style-name=""><text:span text:style-name="a398" text:class-names="">Gain/Benefit</text:span><text:span text:style-name="a399" text:class-names=""/></text:p>
            </draw:text-box>
            <svg:title/>
            <svg:desc/>
          </draw:frame>
        </draw:g>
        <draw:frame draw:id="id66" draw:style-name="a372" draw:name="TextBox 16" svg:x="2.29397in" svg:y="1.11521in" svg:width="4.98442in" svg:height="2.46156in">
          <draw:text-box>
            <text:p text:style-name="a371" text:class-names="" text:cond-style-name=""><text:span text:style-name="a370" text:class-names=""/></text:p>
          </draw:text-box>
          <svg:title/>
          <svg:desc>Textbox in top left of Mapping Services four box quadrangle.  Add response for qualitative and input/output.</svg:desc>
        </draw:frame>
        <draw:frame draw:id="id67" draw:style-name="a375" draw:name="TextBox 14" svg:x="7.27839in" svg:y="1.11521in" svg:width="4.38531in" svg:height="2.46156in">
          <draw:text-box>
            <text:p text:style-name="a374" text:class-names="" text:cond-style-name=""><text:span text:style-name="a373" text:class-names=""/></text:p>
          </draw:text-box>
          <svg:title/>
          <svg:desc>Textbox in top right of Mapping Services four box quadrangle.  Add response for qualitative and gain/benefit.</svg:desc>
        </draw:frame>
        <draw:frame draw:id="id68" draw:style-name="a378" draw:name="TextBox 20" svg:x="2.29397in" svg:y="3.57677in" svg:width="4.98442in" svg:height="2.75829in">
          <draw:text-box>
            <text:p text:style-name="a377" text:class-names="" text:cond-style-name=""><text:span text:style-name="a376" text:class-names=""/></text:p>
          </draw:text-box>
          <svg:title/>
          <svg:desc>Textbox in bottom left of Mapping Services four box quadrangle.  Add response for quantitative and input/output.</svg:desc>
        </draw:frame>
        <draw:frame draw:id="id69" draw:style-name="a381" draw:name="TextBox 18" svg:x="7.27839in" svg:y="3.5784in" svg:width="4.38531in" svg:height="2.73972in">
          <draw:text-box>
            <text:p text:style-name="a380" text:class-names="" text:cond-style-name=""><text:span text:style-name="a379" text:class-names=""/></text:p>
          </draw:text-box>
          <svg:title/>
          <svg:desc>Textbox in bottom right of Mapping Services four box quadrangle.  Add response for quantitative and gain/benefit.</svg:desc>
        </draw:frame>
        <draw:frame draw:id="id70" draw:style-name="a382" draw:name="Graphic 10" svg:x="1.06389in" svg:y="7.05556in" svg:width="0.36097in" svg:height="0.36097in" style:rel-width="scale" style:rel-height="scale">
          <draw:image xlink:href="media/image1.svg" xlink:type="simple" xlink:show="embed" xlink:actuate="onLoad"/>
          <svg:title/>
          <svg:desc/>
        </draw:frame>
        <draw:frame draw:id="id71" draw:style-name="a388" draw:name="TextBox 12" svg:x="1.39002in" svg:y="7.07508in" svg:width="6.66949in" svg:height="0.37025in">
          <draw:text-box>
            <text:p text:style-name="a387" text:class-names="" text:cond-style-name=""><text:span text:style-name="a383" text:class-names=""><text:s text:c="1"/></text:span><text:span text:style-name="a384" text:class-names="">Beaworthy</text:span><text:span text:style-name="a385" text:class-names=""><text:s text:c="1"/>Consulting &amp; IDW Ltd 2012<text:s text:c="1"/></text:span><text:span text:style-name="a38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fd5ea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60">
      <style:table-cell-properties fo:background-color="#cfd5ea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1/10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1/10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1/10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1/10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1/10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1/10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1/10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1/10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1/10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1/10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1/10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1/10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Café 1 – an individual</dc:title>
    <meta:initial-creator>Richard Bridgen</meta:initial-creator>
    <dc:creator>Richard Bridgen</dc:creator>
    <meta:creation-date>2020-10-21T13:16:06Z</meta:creation-date>
    <dc:date>2020-10-21T14:21:09Z</dc:date>
    <meta:editing-cycles>5</meta:editing-cycles>
    <meta:editing-duration>PT3693S</meta:editing-duration>
    <meta:document-statistic meta:paragraph-count="14" meta:word-count="29"/>
  </office:meta>
</office:document-meta>
</file>